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459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单位（s）</text:p>
          </table:table-cell>
          <table:table-cell office:value-type="string" calcext:value-type="string">
            <text:p>链接成功</text:p>
          </table:table-cell>
          <table:table-cell office:value-type="string" calcext:value-type="string">
            <text:p>vc模板生成</text:p>
          </table:table-cell>
          <table:table-cell office:value-type="string" calcext:value-type="string">
            <text:p>前端打印c</text:p>
          </table:table-cell>
          <table:table-cell office:value-type="string" calcext:value-type="string">
            <text:p>发送c模板</text:p>
          </table:table-cell>
          <table:table-cell office:value-type="string" calcext:value-type="string">
            <text:p>ue填好c</text:p>
          </table:table-cell>
          <table:table-cell office:value-type="string" calcext:value-type="string">
            <text:p>打印到前端</text:p>
          </table:table-cell>
          <table:table-cell office:value-type="string" calcext:value-type="string">
            <text:p>完成签名</text:p>
          </table:table-cell>
          <table:table-cell office:value-type="string" calcext:value-type="string">
            <text:p>完整版打印</text:p>
          </table:table-cell>
          <table:table-cell office:value-type="string" calcext:value-type="string">
            <text:p>成功发送给sp</text:p>
          </table:table-cell>
          <table:table-cell office:value-type="string" calcext:value-type="string">
            <text:p>sp提取c到前端</text:p>
          </table:table-cell>
          <table:table-cell office:value-type="string" calcext:value-type="string">
            <text:p>发送去共识时间</text:p>
          </table:table-cell>
        </table:table-row>
        <table:table-row table:style-name="ro2">
          <table:table-cell/>
          <table:table-cell office:value-type="float" office:value="2.12137962" calcext:value-type="float">
            <text:p>2.12137962</text:p>
          </table:table-cell>
          <table:table-cell office:value-type="float" office:value="2.122466091" calcext:value-type="float">
            <text:p>2.122466091</text:p>
          </table:table-cell>
          <table:table-cell office:value-type="float" office:value="2.124202031" calcext:value-type="float">
            <text:p>2.124202031</text:p>
          </table:table-cell>
          <table:table-cell office:value-type="float" office:value="2.12506573" calcext:value-type="float">
            <text:p>2.12506573</text:p>
          </table:table-cell>
          <table:table-cell office:value-type="float" office:value="2.126428251" calcext:value-type="float">
            <text:p>2.126428251</text:p>
          </table:table-cell>
          <table:table-cell office:value-type="float" office:value="2.128142258" calcext:value-type="float">
            <text:p>2.128142258</text:p>
          </table:table-cell>
          <table:table-cell office:value-type="float" office:value="2.69149028" calcext:value-type="float">
            <text:p>2.69149028</text:p>
          </table:table-cell>
          <table:table-cell office:value-type="float" office:value="2.692519759" calcext:value-type="float">
            <text:p>2.692519759</text:p>
          </table:table-cell>
          <table:table-cell office:value-type="float" office:value="2.693367211" calcext:value-type="float">
            <text:p>2.693367211</text:p>
          </table:table-cell>
          <table:table-cell office:value-type="float" office:value="2.695180192" calcext:value-type="float">
            <text:p>2.695180192</text:p>
          </table:table-cell>
          <table:table-cell office:value-type="float" office:value="4.699256864" calcext:value-type="float">
            <text:p>4.699256864</text:p>
          </table:table-cell>
        </table:table-row>
        <table:table-row table:style-name="ro2">
          <table:table-cell table:number-columns-repeated="2"/>
          <table:table-cell table:formula="of:=[.C2]-[.B2]" office:value-type="float" office:value="0.00108647100000026" calcext:value-type="float">
            <text:p>0.00108647100000026</text:p>
          </table:table-cell>
          <table:table-cell table:formula="of:=[.D2]-[.C2]" office:value-type="float" office:value="0.00173593999999966" calcext:value-type="float">
            <text:p>0.00173593999999966</text:p>
          </table:table-cell>
          <table:table-cell table:formula="of:=[.E2]-[.D2]" office:value-type="float" office:value="0.000863699000000384" calcext:value-type="float">
            <text:p>0.000863699000000384</text:p>
          </table:table-cell>
          <table:table-cell table:formula="of:=[.F2]-[.E2]" office:value-type="float" office:value="0.00136252099999989" calcext:value-type="float">
            <text:p>0.00136252099999989</text:p>
          </table:table-cell>
          <table:table-cell table:formula="of:=[.G2]-[.F2]" office:value-type="float" office:value="0.00171400699999991" calcext:value-type="float">
            <text:p>0.00171400699999991</text:p>
          </table:table-cell>
          <table:table-cell table:formula="of:=[.H2]-[.G2]" office:value-type="float" office:value="0.563348022" calcext:value-type="float">
            <text:p>0.563348022</text:p>
          </table:table-cell>
          <table:table-cell table:formula="of:=[.I2]-[.H2]" office:value-type="float" office:value="0.00102947900000006" calcext:value-type="float">
            <text:p>0.00102947900000006</text:p>
          </table:table-cell>
          <table:table-cell table:formula="of:=[.J2]-[.I2]" office:value-type="float" office:value="0.000847451999999915" calcext:value-type="float">
            <text:p>0.000847451999999915</text:p>
          </table:table-cell>
          <table:table-cell table:formula="of:=[.K2]-[.J2]" office:value-type="float" office:value="0.00181298100000005" calcext:value-type="float">
            <text:p>0.00181298100000005</text:p>
          </table:table-cell>
          <table:table-cell table:formula="of:=[.L2]-[.K2]" office:value-type="float" office:value="2.004076672" calcext:value-type="float">
            <text:p>2.004076672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 calcext:value-type="string">
            <text:p>单位（ms）</text:p>
          </table:table-cell>
          <table:table-cell office:value-type="string" calcext:value-type="string">
            <text:p>c构建时间</text:p>
          </table:table-cell>
          <table:table-cell office:value-type="string" calcext:value-type="string">
            <text:p>发送给ue成功</text:p>
          </table:table-cell>
          <table:table-cell office:value-type="string" calcext:value-type="string">
            <text:p>ue填写c</text:p>
          </table:table-cell>
          <table:table-cell office:value-type="string" calcext:value-type="string">
            <text:p>ue签名</text:p>
          </table:table-cell>
          <table:table-cell office:value-type="string" calcext:value-type="string">
            <text:p>发送给sp</text:p>
          </table:table-cell>
          <table:table-cell office:value-type="string" calcext:value-type="string">
            <text:p>sp提取c</text:p>
          </table:table-cell>
          <table:table-cell office:value-type="string" calcext:value-type="string">
            <text:p>共识成功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199245" calcext:value-type="float">
            <text:p>6.199245</text:p>
          </table:table-cell>
          <table:table-cell office:value-type="float" office:value="7.446124" calcext:value-type="float">
            <text:p>7.446124</text:p>
          </table:table-cell>
          <table:table-cell office:value-type="float" office:value="8.801712" calcext:value-type="float">
            <text:p>8.801712</text:p>
          </table:table-cell>
          <table:table-cell office:value-type="float" office:value="566.884995" calcext:value-type="float">
            <text:p>566.884995</text:p>
          </table:table-cell>
          <table:table-cell office:value-type="float" office:value="567.474518" calcext:value-type="float">
            <text:p>567.474518</text:p>
          </table:table-cell>
          <table:table-cell office:value-type="float" office:value="568.212663" calcext:value-type="float">
            <text:p>568.212663</text:p>
          </table:table-cell>
          <table:table-cell office:value-type="float" office:value="2572.010303" calcext:value-type="float">
            <text:p>2572.010303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7]-[.B7]" office:value-type="float" office:value="1.246879" calcext:value-type="float">
            <text:p>1.246879</text:p>
          </table:table-cell>
          <table:table-cell table:formula="of:=[.D7]-[.C7]" office:value-type="float" office:value="1.355588" calcext:value-type="float">
            <text:p>1.355588</text:p>
          </table:table-cell>
          <table:table-cell table:formula="of:=[.E7]-[.D7]" office:value-type="float" office:value="558.083283" calcext:value-type="float">
            <text:p>558.083283</text:p>
          </table:table-cell>
          <table:table-cell table:formula="of:=[.F7]-[.E7]" office:value-type="float" office:value="0.589522999999986" calcext:value-type="float">
            <text:p>0.589522999999986</text:p>
          </table:table-cell>
          <table:table-cell table:formula="of:=[.G7]-[.F7]" office:value-type="float" office:value="0.738145000000031" calcext:value-type="float">
            <text:p>0.738145000000031</text:p>
          </table:table-cell>
          <table:table-cell table:formula="of:=[.H7]-[.G7]" office:value-type="float" office:value="2003.79764" calcext:value-type="float">
            <text:p>2003.797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15753" calcext:value-type="float">
            <text:p>1.315753</text:p>
          </table:table-cell>
          <table:table-cell office:value-type="float" office:value="2.424794" calcext:value-type="float">
            <text:p>2.424794</text:p>
          </table:table-cell>
          <table:table-cell office:value-type="float" office:value="3.74191" calcext:value-type="float">
            <text:p>3.74191</text:p>
          </table:table-cell>
          <table:table-cell office:value-type="float" office:value="568.882071" calcext:value-type="float">
            <text:p>568.882071</text:p>
          </table:table-cell>
          <table:table-cell office:value-type="float" office:value="569.542113" calcext:value-type="float">
            <text:p>569.542113</text:p>
          </table:table-cell>
          <table:table-cell office:value-type="float" office:value="570.139762" calcext:value-type="float">
            <text:p>570.139762</text:p>
          </table:table-cell>
          <table:table-cell office:value-type="float" office:value="2573.726561" calcext:value-type="float">
            <text:p>2573.726561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9]-[.B9]" office:value-type="float" office:value="1.109041" calcext:value-type="float">
            <text:p>1.109041</text:p>
          </table:table-cell>
          <table:table-cell table:formula="of:=[.D9]-[.C9]" office:value-type="float" office:value="1.317116" calcext:value-type="float">
            <text:p>1.317116</text:p>
          </table:table-cell>
          <table:table-cell table:formula="of:=[.E9]-[.D9]" office:value-type="float" office:value="565.140161" calcext:value-type="float">
            <text:p>565.140161</text:p>
          </table:table-cell>
          <table:table-cell table:formula="of:=[.F9]-[.E9]" office:value-type="float" office:value="0.660041999999976" calcext:value-type="float">
            <text:p>0.660041999999976</text:p>
          </table:table-cell>
          <table:table-cell table:formula="of:=[.G9]-[.F9]" office:value-type="float" office:value="0.597649000000047" calcext:value-type="float">
            <text:p>0.597649000000047</text:p>
          </table:table-cell>
          <table:table-cell table:formula="of:=[.H9]-[.G9]" office:value-type="float" office:value="2003.586799" calcext:value-type="float">
            <text:p>2003.5867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47864" calcext:value-type="float">
            <text:p>1.047864</text:p>
          </table:table-cell>
          <table:table-cell office:value-type="float" office:value="2.194524" calcext:value-type="float">
            <text:p>2.194524</text:p>
          </table:table-cell>
          <table:table-cell office:value-type="float" office:value="3.442608" calcext:value-type="float">
            <text:p>3.442608</text:p>
          </table:table-cell>
          <table:table-cell office:value-type="float" office:value="578.157542" calcext:value-type="float">
            <text:p>578.157542</text:p>
          </table:table-cell>
          <table:table-cell office:value-type="float" office:value="578.737527" calcext:value-type="float">
            <text:p>578.737527</text:p>
          </table:table-cell>
          <table:table-cell office:value-type="float" office:value="579.348106" calcext:value-type="float">
            <text:p>579.348106</text:p>
          </table:table-cell>
          <table:table-cell office:value-type="float" office:value="2582.531823" calcext:value-type="float">
            <text:p>2582.531823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1]-[.B11]" office:value-type="float" office:value="1.14666" calcext:value-type="float">
            <text:p>1.14666</text:p>
          </table:table-cell>
          <table:table-cell table:formula="of:=[.D11]-[.C11]" office:value-type="float" office:value="1.248084" calcext:value-type="float">
            <text:p>1.248084</text:p>
          </table:table-cell>
          <table:table-cell table:formula="of:=[.E11]-[.D11]" office:value-type="float" office:value="574.714934" calcext:value-type="float">
            <text:p>574.714934</text:p>
          </table:table-cell>
          <table:table-cell table:formula="of:=[.F11]-[.E11]" office:value-type="float" office:value="0.579984999999965" calcext:value-type="float">
            <text:p>0.579984999999965</text:p>
          </table:table-cell>
          <table:table-cell table:formula="of:=[.G11]-[.F11]" office:value-type="float" office:value="0.61057900000003" calcext:value-type="float">
            <text:p>0.61057900000003</text:p>
          </table:table-cell>
          <table:table-cell table:formula="of:=[.H11]-[.G11]" office:value-type="float" office:value="2003.183717" calcext:value-type="float">
            <text:p>2003.1837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209899" calcext:value-type="float">
            <text:p>1.209899</text:p>
          </table:table-cell>
          <table:table-cell office:value-type="float" office:value="2.236047" calcext:value-type="float">
            <text:p>2.236047</text:p>
          </table:table-cell>
          <table:table-cell office:value-type="float" office:value="3.746734" calcext:value-type="float">
            <text:p>3.746734</text:p>
          </table:table-cell>
          <table:table-cell office:value-type="float" office:value="571.092647" calcext:value-type="float">
            <text:p>571.092647</text:p>
          </table:table-cell>
          <table:table-cell office:value-type="float" office:value="571.739366" calcext:value-type="float">
            <text:p>571.739366</text:p>
          </table:table-cell>
          <table:table-cell office:value-type="float" office:value="572.627666" calcext:value-type="float">
            <text:p>572.627666</text:p>
          </table:table-cell>
          <table:table-cell office:value-type="float" office:value="2575.044098" calcext:value-type="float">
            <text:p>2575.044098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3]-[.B13]" office:value-type="float" office:value="1.026148" calcext:value-type="float">
            <text:p>1.026148</text:p>
          </table:table-cell>
          <table:table-cell table:formula="of:=[.D13]-[.C13]" office:value-type="float" office:value="1.510687" calcext:value-type="float">
            <text:p>1.510687</text:p>
          </table:table-cell>
          <table:table-cell table:formula="of:=[.E13]-[.D13]" office:value-type="float" office:value="567.345913" calcext:value-type="float">
            <text:p>567.345913</text:p>
          </table:table-cell>
          <table:table-cell table:formula="of:=[.F13]-[.E13]" office:value-type="float" office:value="0.646718999999962" calcext:value-type="float">
            <text:p>0.646718999999962</text:p>
          </table:table-cell>
          <table:table-cell table:formula="of:=[.G13]-[.F13]" office:value-type="float" office:value="0.888299999999958" calcext:value-type="float">
            <text:p>0.888299999999958</text:p>
          </table:table-cell>
          <table:table-cell table:formula="of:=[.H13]-[.G13]" office:value-type="float" office:value="2002.416432" calcext:value-type="float">
            <text:p>2002.416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6763" calcext:value-type="float">
            <text:p>1.036763</text:p>
          </table:table-cell>
          <table:table-cell office:value-type="float" office:value="2.154835" calcext:value-type="float">
            <text:p>2.154835</text:p>
          </table:table-cell>
          <table:table-cell office:value-type="float" office:value="3.584361" calcext:value-type="float">
            <text:p>3.584361</text:p>
          </table:table-cell>
          <table:table-cell office:value-type="float" office:value="574.140359" calcext:value-type="float">
            <text:p>574.140359</text:p>
          </table:table-cell>
          <table:table-cell office:value-type="float" office:value="574.633502" calcext:value-type="float">
            <text:p>574.633502</text:p>
          </table:table-cell>
          <table:table-cell office:value-type="float" office:value="575.296456" calcext:value-type="float">
            <text:p>575.296456</text:p>
          </table:table-cell>
          <table:table-cell office:value-type="float" office:value="2578.014239" calcext:value-type="float">
            <text:p>2578.014239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5]-[.B15]" office:value-type="float" office:value="1.118072" calcext:value-type="float">
            <text:p>1.118072</text:p>
          </table:table-cell>
          <table:table-cell table:formula="of:=[.D15]-[.C15]" office:value-type="float" office:value="1.429526" calcext:value-type="float">
            <text:p>1.429526</text:p>
          </table:table-cell>
          <table:table-cell table:formula="of:=[.E15]-[.D15]" office:value-type="float" office:value="570.555998" calcext:value-type="float">
            <text:p>570.555998</text:p>
          </table:table-cell>
          <table:table-cell table:formula="of:=[.F15]-[.E15]" office:value-type="float" office:value="0.493143000000032" calcext:value-type="float">
            <text:p>0.493143000000032</text:p>
          </table:table-cell>
          <table:table-cell table:formula="of:=[.G15]-[.F15]" office:value-type="float" office:value="0.662954000000013" calcext:value-type="float">
            <text:p>0.662954000000013</text:p>
          </table:table-cell>
          <table:table-cell table:formula="of:=[.H15]-[.G15]" office:value-type="float" office:value="2002.717783" calcext:value-type="float">
            <text:p>2002.7177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239816" calcext:value-type="float">
            <text:p>1.239816</text:p>
          </table:table-cell>
          <table:table-cell office:value-type="float" office:value="2.465794" calcext:value-type="float">
            <text:p>2.465794</text:p>
          </table:table-cell>
          <table:table-cell office:value-type="float" office:value="3.726108" calcext:value-type="float">
            <text:p>3.726108</text:p>
          </table:table-cell>
          <table:table-cell office:value-type="float" office:value="575.72063" calcext:value-type="float">
            <text:p>575.72063</text:p>
          </table:table-cell>
          <table:table-cell office:value-type="float" office:value="576.294524" calcext:value-type="float">
            <text:p>576.294524</text:p>
          </table:table-cell>
          <table:table-cell office:value-type="float" office:value="576.881479" calcext:value-type="float">
            <text:p>576.881479</text:p>
          </table:table-cell>
          <table:table-cell office:value-type="float" office:value="2578.822382" calcext:value-type="float">
            <text:p>2578.822382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7]-[.B17]" office:value-type="float" office:value="1.225978" calcext:value-type="float">
            <text:p>1.225978</text:p>
          </table:table-cell>
          <table:table-cell table:formula="of:=[.D17]-[.C17]" office:value-type="float" office:value="1.260314" calcext:value-type="float">
            <text:p>1.260314</text:p>
          </table:table-cell>
          <table:table-cell table:formula="of:=[.E17]-[.D17]" office:value-type="float" office:value="571.994522" calcext:value-type="float">
            <text:p>571.994522</text:p>
          </table:table-cell>
          <table:table-cell table:formula="of:=[.F17]-[.E17]" office:value-type="float" office:value="0.573893999999996" calcext:value-type="float">
            <text:p>0.573893999999996</text:p>
          </table:table-cell>
          <table:table-cell table:formula="of:=[.G17]-[.F17]" office:value-type="float" office:value="0.586954999999989" calcext:value-type="float">
            <text:p>0.586954999999989</text:p>
          </table:table-cell>
          <table:table-cell table:formula="of:=[.H17]-[.G17]" office:value-type="float" office:value="2001.940903" calcext:value-type="float">
            <text:p>2001.940903</text:p>
          </table:table-cell>
          <table:table-cell table:number-columns-repeated="4"/>
        </table:table-row>
        <table:table-row table:style-name="ro2" table:number-rows-repeated="1048557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20:36:26.370661246</meta:creation-date>
    <dc:date>2024-05-03T21:58:14.907929276</dc:date>
    <meta:editing-duration>PT17S</meta:editing-duration>
    <meta:editing-cycles>1</meta:editing-cycles>
    <meta:document-statistic meta:table-count="1" meta:cell-count="119" meta:object-count="0"/>
    <meta:generator>LibreOffice/7.3.7.2$Linux_X86_64 LibreOffice_project/30$Build-2</meta:generator>
  </office:meta>
</office:document-meta>
</file>